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table:number-columns-repeated="11"/>
        </table:table-row>
        <table:table-row table:style-name="ro1" table:number-rows-repeated="104856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.00.0000</text:date>, <text:time style:data-style-name="N2" text:time-value="02:58:48.5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10T02:59:34.927000000</dc:date>
    <meta:editing-duration>P1DT20H30M27S</meta:editing-duration>
    <meta:editing-cycles>919</meta:editing-cycles>
    <meta:document-statistic meta:table-count="1" meta:cell-count="29" meta:object-count="0"/>
  </office:meta>
</office:document-meta>
</file>